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0f54" officeooo:paragraph-rsid="001c0f54"/>
    </style:style>
    <style:style style:name="P2" style:family="paragraph" style:parent-style-name="Text_20_body">
      <style:text-properties officeooo:rsid="001c0f54" officeooo:paragraph-rsid="001c0f54"/>
    </style:style>
    <style:style style:name="P3" style:family="paragraph" style:parent-style-name="Text_20_body">
      <style:text-properties officeooo:rsid="00215453" officeooo:paragraph-rsid="00215453"/>
    </style:style>
    <style:style style:name="P4" style:family="paragraph" style:parent-style-name="Text_20_body">
      <style:text-properties officeooo:rsid="0023119e" officeooo:paragraph-rsid="0023119e"/>
    </style:style>
    <style:style style:name="P5" style:family="paragraph" style:parent-style-name="Text_20_body">
      <style:text-properties officeooo:rsid="00247fc7" officeooo:paragraph-rsid="00247fc7"/>
    </style:style>
    <style:style style:name="P6" style:family="paragraph" style:parent-style-name="Text_20_body">
      <style:text-properties officeooo:rsid="0028ebf6" officeooo:paragraph-rsid="0028ebf6"/>
    </style:style>
    <style:style style:name="P7" style:family="paragraph" style:parent-style-name="Text_20_body">
      <style:text-properties officeooo:rsid="002a30b7" officeooo:paragraph-rsid="002a30b7"/>
    </style:style>
    <style:style style:name="P8" style:family="paragraph" style:parent-style-name="Text_20_body">
      <style:text-properties officeooo:rsid="002a5119" officeooo:paragraph-rsid="002a5119"/>
    </style:style>
    <style:style style:name="P9" style:family="paragraph" style:parent-style-name="Standard">
      <style:text-properties fo:font-size="8pt" officeooo:rsid="00433a91" officeooo:paragraph-rsid="00433a91" style:font-size-asian="8pt" style:font-size-complex="8pt"/>
    </style:style>
    <style:style style:name="P10" style:family="paragraph" style:parent-style-name="Standard">
      <style:text-properties fo:font-size="8pt" officeooo:paragraph-rsid="0045001e" style:font-size-asian="8pt" style:font-size-complex="8pt"/>
    </style:style>
    <style:style style:name="P11" style:family="paragraph" style:parent-style-name="Standard">
      <style:text-properties fo:font-size="8pt" officeooo:rsid="004f2b83" officeooo:paragraph-rsid="004f2b83" style:font-size-asian="8pt" style:font-size-complex="8pt"/>
    </style:style>
    <style:style style:name="P12" style:family="paragraph" style:parent-style-name="Standard">
      <style:text-properties fo:font-size="8pt" officeooo:rsid="00588177" officeooo:paragraph-rsid="00588177" style:font-size-asian="8pt" style:font-size-complex="8pt"/>
    </style:style>
    <style:style style:name="P13" style:family="paragraph" style:parent-style-name="Standard">
      <style:text-properties fo:font-size="8pt" officeooo:rsid="005dc645" officeooo:paragraph-rsid="005dc645" style:font-size-asian="8pt" style:font-size-complex="8pt"/>
    </style:style>
    <style:style style:name="P14" style:family="paragraph" style:parent-style-name="Standard">
      <style:text-properties fo:font-size="8pt" officeooo:rsid="0060c8af" officeooo:paragraph-rsid="0060c8af" style:font-size-asian="8pt" style:font-size-complex="8pt"/>
    </style:style>
    <style:style style:name="P15" style:family="paragraph" style:parent-style-name="Standard">
      <style:text-properties fo:font-size="8pt" officeooo:paragraph-rsid="0060c8af" style:font-size-asian="8pt" style:font-size-complex="8pt"/>
    </style:style>
    <style:style style:name="P16" style:family="paragraph" style:parent-style-name="Standard">
      <style:text-properties fo:font-size="8pt" officeooo:rsid="00673dab" officeooo:paragraph-rsid="00673dab" style:font-size-asian="8pt" style:font-size-complex="8pt"/>
    </style:style>
    <style:style style:name="P17" style:family="paragraph" style:parent-style-name="Standard">
      <style:text-properties officeooo:rsid="00588177" officeooo:paragraph-rsid="00588177"/>
    </style:style>
    <style:style style:name="P18" style:family="paragraph" style:parent-style-name="Standard">
      <style:paragraph-properties fo:margin-left="0cm" fo:margin-right="0cm" fo:text-align="start" style:justify-single-word="false" fo:text-indent="0.005cm" style:auto-text-indent="false"/>
      <style:text-properties fo:font-size="8pt" style:font-size-asian="8pt" style:font-size-complex="8pt"/>
    </style:style>
    <style:style style:name="P19" style:family="paragraph" style:parent-style-name="Standard">
      <style:paragraph-properties fo:margin-left="0cm" fo:margin-right="0cm" fo:text-align="start" style:justify-single-word="false" fo:text-indent="0.005cm" style:auto-text-indent="false"/>
      <style:text-properties fo:font-size="8pt" officeooo:paragraph-rsid="00433a91" style:font-size-asian="8pt" style:font-size-complex="8pt"/>
    </style:style>
    <style:style style:name="P20" style:family="paragraph" style:parent-style-name="Standard">
      <style:paragraph-properties fo:margin-left="0cm" fo:margin-right="0cm" fo:text-align="start" style:justify-single-word="false" fo:text-indent="0.005cm" style:auto-text-indent="false"/>
      <style:text-properties style:font-name="Monospace" fo:font-size="8pt" style:font-size-asian="8pt" style:font-size-complex="8pt"/>
    </style:style>
    <style:style style:name="P21" style:family="paragraph" style:parent-style-name="Text_20_body">
      <style:text-properties officeooo:rsid="002a30b7" officeooo:paragraph-rsid="002de801"/>
    </style:style>
    <style:style style:name="P22" style:family="paragraph" style:parent-style-name="Text_20_body">
      <style:text-properties officeooo:rsid="002fdc44" officeooo:paragraph-rsid="002fdc44"/>
    </style:style>
    <style:style style:name="P23" style:family="paragraph" style:parent-style-name="Text_20_body">
      <style:text-properties officeooo:rsid="00327a82" officeooo:paragraph-rsid="00327a82"/>
    </style:style>
    <style:style style:name="P24" style:family="paragraph" style:parent-style-name="Text_20_body">
      <style:text-properties officeooo:rsid="0037d187" officeooo:paragraph-rsid="0039af80"/>
    </style:style>
    <style:style style:name="P25" style:family="paragraph" style:parent-style-name="Text_20_body">
      <style:text-properties fo:font-size="8pt" officeooo:paragraph-rsid="0064ba95" style:font-size-asian="8pt" style:font-size-complex="8pt"/>
    </style:style>
    <style:style style:name="P26" style:family="paragraph" style:parent-style-name="Text_20_body">
      <style:text-properties fo:font-size="8pt" officeooo:rsid="00673dab" officeooo:paragraph-rsid="00673dab" style:font-size-asian="8pt" style:font-size-complex="8pt"/>
    </style:style>
    <style:style style:name="P27" style:family="paragraph" style:parent-style-name="Text_20_body">
      <style:text-properties fo:font-size="8pt" officeooo:paragraph-rsid="0069d70b" style:font-size-asian="8pt" style:font-size-complex="8pt"/>
    </style:style>
    <style:style style:name="P28" style:family="paragraph" style:parent-style-name="Text_20_body">
      <style:text-properties fo:font-size="8pt" officeooo:paragraph-rsid="006dbfec" style:font-size-asian="8pt" style:font-size-complex="8pt"/>
    </style:style>
    <style:style style:name="P29" style:family="paragraph" style:parent-style-name="Text_20_body">
      <style:text-properties officeooo:rsid="00436b86" officeooo:paragraph-rsid="00436b86"/>
    </style:style>
    <style:style style:name="P30" style:family="paragraph" style:parent-style-name="Text_20_body">
      <style:text-properties officeooo:rsid="00459cac" officeooo:paragraph-rsid="0046380b"/>
    </style:style>
    <style:style style:name="P31" style:family="paragraph" style:parent-style-name="Text_20_body">
      <style:text-properties officeooo:rsid="0046380b" officeooo:paragraph-rsid="0046380b"/>
    </style:style>
    <style:style style:name="P32" style:family="paragraph" style:parent-style-name="Text_20_body">
      <style:text-properties officeooo:paragraph-rsid="004a0938"/>
    </style:style>
    <style:style style:name="P33" style:family="paragraph" style:parent-style-name="Text_20_body">
      <style:text-properties officeooo:rsid="004f2b83" officeooo:paragraph-rsid="004f2b83"/>
    </style:style>
    <style:style style:name="P34" style:family="paragraph" style:parent-style-name="Text_20_body">
      <style:text-properties fo:font-variant="normal" fo:text-transform="none" fo:color="#000000" style:font-name="Times New Roman" fo:font-size="8pt" fo:letter-spacing="normal" fo:font-style="normal" fo:font-weight="normal" officeooo:rsid="004f2b83" officeooo:paragraph-rsid="004f2b83" style:font-size-asian="8pt" style:font-size-complex="8pt"/>
    </style:style>
    <style:style style:name="P35" style:family="paragraph" style:parent-style-name="Text_20_body">
      <style:text-properties officeooo:rsid="005141cf" officeooo:paragraph-rsid="005141cf"/>
    </style:style>
    <style:style style:name="P36" style:family="paragraph" style:parent-style-name="Text_20_body">
      <style:text-properties officeooo:paragraph-rsid="005141cf"/>
    </style:style>
    <style:style style:name="P37" style:family="paragraph" style:parent-style-name="Text_20_body">
      <style:text-properties officeooo:paragraph-rsid="0046380b"/>
    </style:style>
    <style:style style:name="P38" style:family="paragraph" style:parent-style-name="Text_20_body">
      <style:text-properties officeooo:paragraph-rsid="00535de5"/>
    </style:style>
    <style:style style:name="P39" style:family="paragraph" style:parent-style-name="Text_20_body">
      <style:text-properties officeooo:rsid="00566636" officeooo:paragraph-rsid="00566636"/>
    </style:style>
    <style:style style:name="P40" style:family="paragraph" style:parent-style-name="Text_20_body">
      <style:text-properties officeooo:rsid="00572544" officeooo:paragraph-rsid="00572544"/>
    </style:style>
    <style:style style:name="P41" style:family="paragraph" style:parent-style-name="Text_20_body">
      <style:text-properties officeooo:rsid="00588177" officeooo:paragraph-rsid="00588177"/>
    </style:style>
    <style:style style:name="P42" style:family="paragraph" style:parent-style-name="Text_20_body">
      <style:text-properties officeooo:rsid="005cc621" officeooo:paragraph-rsid="005cc621"/>
    </style:style>
    <style:style style:name="P43" style:family="paragraph" style:parent-style-name="Text_20_body">
      <style:text-properties officeooo:rsid="005dc645" officeooo:paragraph-rsid="005dc645"/>
    </style:style>
    <style:style style:name="P44" style:family="paragraph" style:parent-style-name="Text_20_body">
      <style:text-properties officeooo:rsid="005f6763" officeooo:paragraph-rsid="005f6763"/>
    </style:style>
    <style:style style:name="P45" style:family="paragraph" style:parent-style-name="Text_20_body">
      <style:text-properties officeooo:rsid="0060c8af" officeooo:paragraph-rsid="0060c8af"/>
    </style:style>
    <style:style style:name="P46" style:family="paragraph" style:parent-style-name="Text_20_body">
      <style:text-properties officeooo:rsid="0064ba95" officeooo:paragraph-rsid="0064ba95"/>
    </style:style>
    <style:style style:name="P47" style:family="paragraph" style:parent-style-name="Text_20_body">
      <style:text-properties officeooo:rsid="00661c4c" officeooo:paragraph-rsid="00661c4c"/>
    </style:style>
    <style:style style:name="P48" style:family="paragraph" style:parent-style-name="Text_20_body">
      <style:text-properties officeooo:rsid="00673dab" officeooo:paragraph-rsid="00673dab"/>
    </style:style>
    <style:style style:name="P49" style:family="paragraph" style:parent-style-name="Text_20_body">
      <style:text-properties officeooo:rsid="00692ce9" officeooo:paragraph-rsid="00692ce9"/>
    </style:style>
    <style:style style:name="P50" style:family="paragraph" style:parent-style-name="Text_20_body">
      <style:text-properties officeooo:rsid="00693cbf" officeooo:paragraph-rsid="00693cbf"/>
    </style:style>
    <style:style style:name="P51" style:family="paragraph" style:parent-style-name="Text_20_body">
      <style:text-properties officeooo:rsid="0069d70b" officeooo:paragraph-rsid="0069d70b"/>
    </style:style>
    <style:style style:name="P52" style:family="paragraph" style:parent-style-name="Text_20_body">
      <style:text-properties officeooo:rsid="006dbfec" officeooo:paragraph-rsid="006dbfec"/>
    </style:style>
    <style:style style:name="P53" style:family="paragraph" style:parent-style-name="Text_20_body">
      <style:text-properties style:font-name="Liberation Serif" fo:font-size="12pt" officeooo:rsid="006dbfec" officeooo:paragraph-rsid="006dbfec" style:font-size-asian="10.5pt" style:font-size-complex="12pt"/>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rsid="001c0f54" officeooo:paragraph-rsid="001c0f54"/>
    </style:style>
    <style:style style:name="P56" style:family="paragraph" style:parent-style-name="Heading_20_2">
      <style:text-properties fo:color="#000000" fo:font-size="16.1000003814697pt" fo:background-color="transparent" style:font-size-asian="16.1000003814697pt" style:font-size-complex="16.1000003814697pt"/>
    </style:style>
    <style:style style:name="P57" style:family="paragraph" style:parent-style-name="Heading_20_2">
      <style:text-properties officeooo:rsid="00215453" officeooo:paragraph-rsid="00215453"/>
    </style:style>
    <style:style style:name="P58" style:family="paragraph" style:parent-style-name="Heading_20_2">
      <style:text-properties officeooo:rsid="0028ebf6" officeooo:paragraph-rsid="0028ebf6"/>
    </style:style>
    <style:style style:name="P59" style:family="paragraph" style:parent-style-name="Heading_20_2">
      <style:text-properties officeooo:rsid="004a0938" officeooo:paragraph-rsid="004a0938"/>
    </style:style>
    <style:style style:name="P60" style:family="paragraph" style:parent-style-name="Heading_20_2">
      <style:text-properties officeooo:paragraph-rsid="00535de5"/>
    </style:style>
    <style:style style:name="P61" style:family="paragraph" style:parent-style-name="Heading_20_2">
      <style:text-properties officeooo:rsid="0074568f" officeooo:paragraph-rsid="0074568f"/>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ccd6f"/>
    </style:style>
    <style:style style:name="T2" style:family="text">
      <style:text-properties officeooo:rsid="0020461f"/>
    </style:style>
    <style:style style:name="T3" style:family="text">
      <style:text-properties officeooo:rsid="0023119e"/>
    </style:style>
    <style:style style:name="T4" style:family="text">
      <style:text-properties officeooo:rsid="002de801"/>
    </style:style>
    <style:style style:name="T5" style:family="text">
      <style:text-properties officeooo:rsid="002fdc44"/>
    </style:style>
    <style:style style:name="T6" style:family="text">
      <style:text-properties officeooo:rsid="0031d961"/>
    </style:style>
    <style:style style:name="T7" style:family="text">
      <style:text-properties officeooo:rsid="00342847"/>
    </style:style>
    <style:style style:name="T8" style:family="text">
      <style:text-properties officeooo:rsid="0035605d"/>
    </style:style>
    <style:style style:name="T9" style:family="text">
      <style:text-properties officeooo:rsid="0037d187"/>
    </style:style>
    <style:style style:name="T10" style:family="text">
      <style:text-properties fo:color="#000000" style:font-name="Monospace"/>
    </style:style>
    <style:style style:name="T11" style:family="text">
      <style:text-properties fo:color="#000000" style:font-name="Monospace" officeooo:rsid="00436b86"/>
    </style:style>
    <style:style style:name="T12" style:family="text">
      <style:text-properties fo:color="#000000" style:font-name="Monospace" officeooo:rsid="0045001e"/>
    </style:style>
    <style:style style:name="T13" style:family="text">
      <style:text-properties fo:color="#000000" style:font-name="Monospace" fo:font-style="italic" officeooo:rsid="00436b86" style:font-style-asian="italic"/>
    </style:style>
    <style:style style:name="T14" style:family="text">
      <style:text-properties fo:color="#000000" style:font-name="Monospace" fo:font-style="italic" style:font-style-asian="italic"/>
    </style:style>
    <style:style style:name="T15" style:family="text">
      <style:text-properties fo:color="#000000" style:font-name="Monospace" fo:background-color="#e8f2fe" loext:char-shading-value="0"/>
    </style:style>
    <style:style style:name="T16" style:family="text">
      <style:text-properties fo:color="#000000" style:font-name="Monospace" fo:font-size="8pt" fo:background-color="#e8f2fe" loext:char-shading-value="0" style:font-size-asian="8pt" style:font-size-complex="8pt"/>
    </style:style>
    <style:style style:name="T17" style:family="text">
      <style:text-properties fo:color="#000000" style:font-name="Monospace" fo:font-size="8pt" style:font-size-asian="8pt" style:font-size-complex="8pt"/>
    </style:style>
    <style:style style:name="T18" style:family="text">
      <style:text-properties fo:color="#000000" style:font-name="Monospace" officeooo:rsid="0060c8af"/>
    </style:style>
    <style:style style:name="T19" style:family="text">
      <style:text-properties fo:color="#000000" style:font-name="Monospace" officeooo:rsid="00692ce9"/>
    </style:style>
    <style:style style:name="T20" style:family="text">
      <style:text-properties fo:color="#000000"/>
    </style:style>
    <style:style style:name="T21" style:family="text">
      <style:text-properties fo:color="#000000" officeooo:rsid="0070f834"/>
    </style:style>
    <style:style style:name="T22" style:family="text">
      <style:text-properties fo:color="#000000" officeooo:rsid="0074568f"/>
    </style:style>
    <style:style style:name="T23" style:family="text">
      <style:text-properties officeooo:rsid="0037db99"/>
    </style:style>
    <style:style style:name="T24" style:family="text">
      <style:text-properties officeooo:rsid="0039af80"/>
    </style:style>
    <style:style style:name="T25" style:family="text">
      <style:text-properties fo:color="#0000c0" style:font-name="Monospace"/>
    </style:style>
    <style:style style:name="T26" style:family="text">
      <style:text-properties fo:color="#0000c0" style:font-name="Monospace" officeooo:rsid="00436b86"/>
    </style:style>
    <style:style style:name="T27" style:family="text">
      <style:text-properties fo:color="#0000c0" style:font-name="Monospace" officeooo:rsid="00459cac"/>
    </style:style>
    <style:style style:name="T28" style:family="text">
      <style:text-properties fo:color="#0000c0" style:font-name="Monospace" fo:font-size="8pt" fo:background-color="#e8f2fe" loext:char-shading-value="0" style:font-size-asian="8pt" style:font-size-complex="8pt"/>
    </style:style>
    <style:style style:name="T29" style:family="text">
      <style:text-properties fo:color="#0000c0" style:font-name="Monospace" fo:font-size="8pt" style:font-size-asian="8pt" style:font-size-complex="8pt"/>
    </style:style>
    <style:style style:name="T30" style:family="text">
      <style:text-properties fo:color="#0000c0" style:font-name="Monospace" fo:background-color="#e8f2fe" loext:char-shading-value="0"/>
    </style:style>
    <style:style style:name="T31" style:family="text">
      <style:text-properties fo:color="#0000c0" style:font-name="Monospace" officeooo:rsid="00673dab"/>
    </style:style>
    <style:style style:name="T32" style:family="text">
      <style:text-properties fo:color="#7f0055" style:font-name="Monospace" fo:font-weight="bold" style:font-weight-asian="bold"/>
    </style:style>
    <style:style style:name="T33" style:family="text">
      <style:text-properties fo:color="#7f0055" style:font-name="Monospace" fo:font-weight="bold" fo:background-color="#e8f2fe" loext:char-shading-value="0" style:font-weight-asian="bold"/>
    </style:style>
    <style:style style:name="T34" style:family="text">
      <style:text-properties officeooo:rsid="0045001e"/>
    </style:style>
    <style:style style:name="T35" style:family="text">
      <style:text-properties officeooo:rsid="0046380b"/>
    </style:style>
    <style:style style:name="T36" style:family="text">
      <style:text-properties officeooo:rsid="00481772"/>
    </style:style>
    <style:style style:name="T37" style:family="text">
      <style:text-properties fo:color="#ff0000" style:font-name="Monospace"/>
    </style:style>
    <style:style style:name="T38" style:family="text">
      <style:text-properties fo:color="#ff0000" style:font-name="Monospace" fo:font-size="8pt" fo:background-color="#e8f2fe" loext:char-shading-value="0" style:font-size-asian="8pt" style:font-size-complex="8pt"/>
    </style:style>
    <style:style style:name="T39" style:family="text">
      <style:text-properties officeooo:rsid="005141cf"/>
    </style:style>
    <style:style style:name="T40" style:family="text">
      <style:text-properties fo:font-size="8pt" style:font-size-asian="8pt" style:font-size-complex="8pt"/>
    </style:style>
    <style:style style:name="T41" style:family="text">
      <style:text-properties officeooo:rsid="0051ac7d"/>
    </style:style>
    <style:style style:name="T42" style:family="text">
      <style:text-properties fo:font-size="12pt" style:font-size-asian="12pt" style:font-size-complex="12pt"/>
    </style:style>
    <style:style style:name="T43" style:family="text">
      <style:text-properties fo:font-size="12pt" officeooo:rsid="0051ac7d" style:font-size-asian="12pt" style:font-size-complex="12pt"/>
    </style:style>
    <style:style style:name="T44" style:family="text">
      <style:text-properties officeooo:rsid="00535de5"/>
    </style:style>
    <style:style style:name="T45" style:family="text">
      <style:text-properties officeooo:rsid="00572544"/>
    </style:style>
    <style:style style:name="T46" style:family="text">
      <style:text-properties fo:color="#a57c2c" style:font-name="Monospace" fo:font-weight="bold" style:font-weight-asian="bold"/>
    </style:style>
    <style:style style:name="T47" style:family="text">
      <style:text-properties officeooo:rsid="005a37b8"/>
    </style:style>
    <style:style style:name="T48" style:family="text">
      <style:text-properties officeooo:rsid="005bb67e"/>
    </style:style>
    <style:style style:name="T49" style:family="text">
      <style:text-properties fo:color="#3f55bf" style:font-name="Monospace"/>
    </style:style>
    <style:style style:name="T50" style:family="text">
      <style:text-properties fo:color="#7f9fbf" style:font-name="Monospace" fo:font-weight="bold" style:font-weight-asian="bold"/>
    </style:style>
    <style:style style:name="T51" style:family="text">
      <style:text-properties officeooo:rsid="005cc621"/>
    </style:style>
    <style:style style:name="T52" style:family="text">
      <style:text-properties officeooo:rsid="005dc645"/>
    </style:style>
    <style:style style:name="T53" style:family="text">
      <style:text-properties officeooo:rsid="005e2bdd"/>
    </style:style>
    <style:style style:name="T54" style:family="text">
      <style:text-properties officeooo:rsid="005fbc22"/>
    </style:style>
    <style:style style:name="T55" style:family="text">
      <style:text-properties officeooo:rsid="0064ba95"/>
    </style:style>
    <style:style style:name="T56" style:family="text">
      <style:text-properties fo:color="#557f5f" style:font-name="Monospace" fo:background-color="#e8f2fe" loext:char-shading-value="0"/>
    </style:style>
    <style:style style:name="T57" style:family="text">
      <style:text-properties officeooo:rsid="0066504b"/>
    </style:style>
    <style:style style:name="T58" style:family="text">
      <style:text-properties fo:color="#22804c" style:font-name="Monospace" fo:font-weight="bold" style:font-weight-asian="bold"/>
    </style:style>
    <style:style style:name="T59" style:family="text">
      <style:text-properties officeooo:rsid="0069d70b"/>
    </style:style>
    <style:style style:name="T60" style:family="text">
      <style:text-properties officeooo:rsid="006b2cf6"/>
    </style:style>
    <style:style style:name="T61" style:family="text">
      <style:text-properties officeooo:rsid="006c4884"/>
    </style:style>
    <style:style style:name="T62" style:family="text">
      <style:text-properties officeooo:rsid="0075ac5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kumentation</text:p>
      <text:p text:style-name="Title"/>
      <text:p text:style-name="Title">LibCMVC</text:p>
      <text:p text:style-name="Title"/>
      <text:p text:style-name="Title">PHP Framework</text:p>
      <text:p text:style-name="Title">und Library</text:p>
      <text:p text:style-name="P1"/>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62"><text:a xlink:type="simple" xlink:href="#__RefHeading__75_31712199">Vorwort<text:tab/>3</text:a></text:p>
          <text:p text:style-name="P62"><text:a xlink:type="simple" xlink:href="#__RefHeading__204_1919830153">Framework – Grundlagen<text:tab/>4</text:a></text:p>
          <text:p text:style-name="P63"><text:a xlink:type="simple" xlink:href="#__RefHeading__339_1919830153">Aufbau von URLs<text:tab/>4</text:a></text:p>
          <text:p text:style-name="P63"><text:a xlink:type="simple" xlink:href="#__RefHeading__341_1919830153">Anwendungsstruktur und Routing<text:tab/>4</text:a></text:p>
          <text:p text:style-name="P63"><text:a xlink:type="simple" xlink:href="#__RefHeading__410_1919830153">ApplicationMapper<text:tab/>5</text:a></text:p>
          <text:p text:style-name="P63"><text:a xlink:type="simple" xlink:href="#__RefHeading__452_1919830153">Controller<text:tab/>5</text:a></text:p>
          <text:p text:style-name="P63"><text:a xlink:type="simple" xlink:href="#__RefHeading__1061_1919830153">Components<text:tab/>5</text:a></text:p>
          <text:p text:style-name="P63"><text:a xlink:type="simple" xlink:href="#__RefHeading__454_1919830153">Templating<text:tab/>5</text:a></text:p>
          <text:p text:style-name="P63"><text:a xlink:type="simple" xlink:href="#__RefHeading__456_1919830153">Linkerzeugung<text:tab/>5</text:a></text:p>
          <text:p text:style-name="P63"><text:a xlink:type="simple" xlink:href="#__RefHeading__524_1919830153">Umleitungen<text:tab/>6</text:a></text:p>
          <text:p text:style-name="P63"><text:a xlink:type="simple" xlink:href="#__RefHeading__458_1919830153">Components<text:tab/>6</text:a></text:p>
          <text:p text:style-name="P63"><text:a xlink:type="simple" xlink:href="#__RefHeading__462_1919830153">ORM<text:tab/>6</text:a></text:p>
          <text:p text:style-name="P64"><text:a xlink:type="simple" xlink:href="#__RefHeading__991_1919830153">Datenbankschema<text:tab/>7</text:a></text:p>
          <text:p text:style-name="P64"><text:a xlink:type="simple" xlink:href="#__RefHeading__830_1919830153">Arbeiten im Controller mit dem ORM<text:tab/>7</text:a></text:p>
          <text:p text:style-name="P64"><text:a xlink:type="simple" xlink:href="#__RefHeading__832_1919830153">Automatische Fremdschlüssel-Auflösung<text:tab/>8</text:a></text:p>
          <text:p text:style-name="P64"><text:a xlink:type="simple" xlink:href="#__RefHeading__993_1919830153">Datensätze speichern und löschen<text:tab/>8</text:a></text:p>
          <text:p text:style-name="P64"><text:a xlink:type="simple" xlink:href="#__RefHeading__995_1919830153">Komplexere Custom-Queries<text:tab/>8</text:a></text:p>
          <text:p text:style-name="P63"><text:a xlink:type="simple" xlink:href="#__RefHeading__1091_1919830153">Codekonventionen<text:tab/>9</text:a></text:p>
          <text:p text:style-name="P64"><text:a xlink:type="simple" xlink:href="#__RefHeading__496_1919830153">Dateiheader und -footer<text:tab/>9</text:a></text:p>
          <text:p text:style-name="P64"><text:a xlink:type="simple" xlink:href="#__RefHeading__588_1919830153">Funktionsheader<text:tab/>9</text:a></text:p>
          <text:p text:style-name="P63"><text:a xlink:type="simple" xlink:href="#__RefHeading__498_1919830153">CLI<text:tab/>9</text:a></text:p>
          <text:p text:style-name="P63"><text:a xlink:type="simple" xlink:href="#__RefHeading__518_1919830153">config.php<text:tab/>9</text:a></text:p>
          <text:p text:style-name="P62"><text:a xlink:type="simple" xlink:href="#__RefHeading__77_31712199">Library Komponenten<text:tab/>10</text:a></text:p>
          <text:p text:style-name="P63"><text:a xlink:type="simple" xlink:href="#__RefHeading__79_31712199">ApplePushNotification<text:tab/>10</text:a></text:p>
          <text:p text:style-name="P63"><text:a xlink:type="simple" xlink:href="#__RefHeading__81_31712199">CachedHttpRequest<text:tab/>10</text:a></text:p>
          <text:p text:style-name="P63"><text:a xlink:type="simple" xlink:href="#__RefHeading__83_31712199">Captcha<text:tab/>10</text:a></text:p>
          <text:p text:style-name="P63"><text:a xlink:type="simple" xlink:href="#__RefHeading__85_31712199">CenterMap<text:tab/>10</text:a></text:p>
          <text:p text:style-name="P63"><text:a xlink:type="simple" xlink:href="#__RefHeading__87_31712199">CephAdapter<text:tab/>10</text:a></text:p>
          <text:p text:style-name="P63"><text:a xlink:type="simple" xlink:href="#__RefHeading__89_31712199">FIFOBuffer<text:tab/>10</text:a></text:p>
          <text:p text:style-name="P63"><text:soft-page-break/><text:a xlink:type="simple" xlink:href="#__RefHeading__91_31712199">GoogleJWT<text:tab/>10</text:a></text:p>
          <text:p text:style-name="P63"><text:a xlink:type="simple" xlink:href="#__RefHeading__93_31712199">HTMLMail<text:tab/>10</text:a></text:p>
          <text:p text:style-name="P63"><text:a xlink:type="simple" xlink:href="#__RefHeading__206_1919830153">MapRadius<text:tab/>10</text:a></text:p>
          <text:p text:style-name="P63"><text:a xlink:type="simple" xlink:href="#__RefHeading__208_1919830153">MapCluster<text:tab/>10</text:a></text:p>
          <text:p text:style-name="P63"><text:a xlink:type="simple" xlink:href="#__RefHeading__210_1919830153">MultiExtender<text:tab/>11</text:a></text:p>
          <text:p text:style-name="P63"><text:a xlink:type="simple" xlink:href="#__RefHeading__212_1919830153">Mutex<text:tab/>11</text:a></text:p>
          <text:p text:style-name="P63"><text:a xlink:type="simple" xlink:href="#__RefHeading__214_1919830153">simple_html_dom<text:tab/>11</text:a></text:p>
          <text:p text:style-name="P63"><text:a xlink:type="simple" xlink:href="#__RefHeading__216_1919830153">Singleton<text:tab/>11</text:a></text:p>
          <text:p text:style-name="P63"><text:a xlink:type="simple" xlink:href="#__RefHeading__218_1919830153">SMTP<text:tab/>11</text:a></text:p>
          <text:p text:style-name="P63"><text:a xlink:type="simple" xlink:href="#__RefHeading__220_1919830153">Socket<text:tab/>11</text:a></text:p>
          <text:p text:style-name="P63"><text:a xlink:type="simple" xlink:href="#__RefHeading__222_1919830153">Upload<text:tab/>11</text:a></text:p>
          <text:p text:style-name="P63"><text:a xlink:type="simple" xlink:href="#__RefHeading__224_1919830153">UTF8<text:tab/>11</text:a></text:p>
          <text:p text:style-name="P63"><text:a xlink:type="simple" xlink:href="#__RefHeading__226_1919830153">UUID<text:tab/>11</text:a></text:p>
          <text:p text:style-name="P63"><text:a xlink:type="simple" xlink:href="#__RefHeading__228_1919830153">Validator<text:tab/>11</text:a></text:p>
          <text:p text:style-name="P63"><text:a xlink:type="simple" xlink:href="#__RefHeading__230_1919830153">WSAdapter<text:tab/>11</text:a></text:p>
          <text:p text:style-name="P63"><text:a xlink:type="simple" xlink:href="#__RefHeading__232_1919830153">XmlToJson<text:tab/>11</text:a></text:p>
        </text:index-body>
      </text:table-of-content>
      <text:p text:style-name="P1"/>
      <text:h text:style-name="P55" text:outline-level="1"><text:bookmark-start text:name="__RefHeading__75_31712199"/>Vorwort<text:bookmark-end text:name="__RefHeading__75_31712199"/></text:h>
      <text:p text:style-name="P2">LibCMVC ist 2010 aus dem Bed<text:span text:style-name="T4">arf</text:span> heraus entstanden, wiederverwendbaren Code von individuellen PHP Applikationen zu sammeln. <text:span text:style-name="T4">Dabei wurde primär Wert darauf gelegt, dass das Framework sowohl kompakt und performant ist und es trotzdem erlaubt, schnell und flexibel Webseiten, REST-APIs als auch CLI-Applikationen zu erstellen</text:span>. <text:span text:style-name="T1">Das Framework basiert auf dem MVC Entwurfsmuster und bringt neben den strukturgebenden Elementen (Framework) auch eine Sammlung (Library) von Tools mit, die in der Webprogrammierung oft gebraucht werden. So entstand auch der Name: Lib-Compact-MVC.</text:span></text:p>
      <text:p text:style-name="P2"/>
      <text:h text:style-name="P54" text:outline-level="1"><text:bookmark-start text:name="__RefHeading__204_1919830153"/>Framework – Grundlagen<text:bookmark-end text:name="__RefHeading__204_1919830153"/></text:h>
      <text:h text:style-name="Heading_20_2" text:outline-level="2"><text:bookmark-start text:name="__RefHeading__339_1919830153"/>Aufbau von URLs<text:bookmark-end text:name="__RefHeading__339_1919830153"/></text:h>
      <text:p text:style-name="P23">Der Aufbau der URLs und wie die Werte an das Framework übergeben werden, ist in der .htaccess Datei im Stammverzeichnis definiert. Zum Betrieb des Frameworks wird mod_rewrite vorausgesetzt. Ein Beispiel:</text:p>
      <text:p text:style-name="P23"><text:span text:style-name="T41"><text:tab/></text:span><text:span text:style-name="T43">http://lcmvc.de/app/action/param0/param1/param2 </text:span><text:span text:style-name="T42">…</text:span></text:p>
      <text:p text:style-name="P23">Erklärung der Komponenten:</text:p>
      <text:p text:style-name="P23"><text:span text:style-name="T41">http://lcmvc.de</text:span></text:p>
      <text:p text:style-name="P23"><text:tab/>Dieser Teil der URL wird in config.php als BASE_URL definiert.</text:p>
      <text:p text:style-name="P23">/app</text:p>
      <text:p text:style-name="P23"><text:tab/>Gibt an, dass keine Datei aus dem Webroot direkt geladen werden soll, sondern der Request <text:tab/>an die Anwendung weitergeleitet werden soll. Dieser Teil der URL kann (und sollte) bei <text:tab/>mehrsprachigen Webseiten zur Angabe der Sprache verwendet werden. In diesem <text:span text:style-name="T9">Fall</text:span> <text:span text:style-name="T9">steht</text:span> <text:tab/>an dieser Stelle das Sprachkürzel (z.B.: de oder en).</text:p>
      <text:p text:style-name="P23">/<text:span text:style-name="T7">action</text:span></text:p>
      <text:p text:style-name="P23"><text:tab/><text:span text:style-name="T8">Die Action gibt an, welcher Controller angesteuert wird. Das Mapping zwischen action <text:tab/>String und Controller Klassenname wird mit der set_handler() Methode in index.php dem <text:tab/>ActionDispatcher übergeben.</text:span></text:p>
      <text:p text:style-name="P24">Alle Teile der URL ab 'action', 'param0' <text:span text:style-name="T24">(allgemein: alle Elemente des $_REQUEST Arrays)</text:span> werden als gleichnamige Variablen in allen Klassen, die von InputSanitizer direkt oder indirekt ableiten, bereitgestellt<text:span text:style-name="T23">.</text:span> Dazu gehören alle <text:span text:style-name="T24">von CMVC</text:span>Controller <text:span text:style-name="T62">(</text:span><text:span text:style-name="T62"><text:bookmark-ref text:reference-format="page" text:ref-name="__RefHeading__452_1919830153">5</text:bookmark-ref></text:span><text:span text:style-name="T62">) (also auch von CMVC</text:span>Component <text:span text:style-name="T62">(</text:span><text:span text:style-name="T62"><text:bookmark-ref text:reference-format="page" text:ref-name="__RefHeading__1061_1919830153">5</text:bookmark-ref></text:span><text:span text:style-name="T62">))</text:span> <text:span text:style-name="T24">abgeleiteten Klassen als auch die Templates. Templates werden im Kontext der View Klasse ausgeführt und ihnen stehen somit seine Variablen und Methoden zur Verfügung</text:span>.<text:span text:style-name="T23"> Die Funktion kann über das REGISTER_HTTP_VARS define in config.php an- und abgeschaltet werden. Ist sie abgeschaltet, kann nur noch über die CMVCController::request() Methode auf die Werte zugegriffen werden. Wird versucht, auf eine Variable zuzugreifen, die durch den Request nicht gesetzt ist, wird eine InvalidMemberException geworfen.</text:span></text:p>
      <text:h text:style-name="Heading_20_2" text:outline-level="2"><text:bookmark-start text:name="__RefHeading__341_1919830153"/>Anwendungsstruktur <text:span text:style-name="T5">und Routing</text:span><text:bookmark-end text:name="__RefHeading__341_1919830153"/></text:h>
      <text:p text:style-name="P22">Bei einer LibCMVC Applikation wird das Routing <text:span text:style-name="T6">durch die Controller, in Zusammenarbeit mit dem ActionMapper, definiert. Damit der ActionMapper arbeiten kann, muss eine Klasse von ihm abgeleitet werden (</text:span><text:span text:style-name="T6"><text:bookmark-ref text:reference-format="text" text:ref-name="__RefHeading__410_1919830153">ApplicationMapper</text:bookmark-ref></text:span><text:span text:style-name="T6">), in deren Konstruktor alle benötigten Mappings definiert werden. Eine Instanz dieser Klasse wird beim Applikationsstart dem ActionDispatcher (in index.php) im Konstruktor als zweiter Parameter übergeben. Der erste Parameter ist ein String der den Namen der Variable („action“) definiert. Hier sollte der Name der Variable übergeben werden, wie er in den mod_rewrite-Regeln in .htaccess definiert ist. Es wird allerdings empfohlen, diesen nicht zu ändern.</text:span></text:p>
      <text:p text:style-name="P29"><text:soft-page-break/></text:p>
      <text:h text:style-name="Heading_20_2" text:outline-level="2"><text:bookmark-start text:name="__RefHeading__410_1919830153"/>ApplicationMapper<text:bookmark-end text:name="__RefHeading__410_1919830153"/></text:h>
      <text:p text:style-name="P29">Im Konstruktor des ApplicationMappers können SEO-Optimierungen vorgenommen werden, sowie <text:s/>definiert werden, welche URLs der Anwendung in der Sitemap erscheinen sollen. Hierzu müssen zwei Arrays entsprechend befüllt werden. </text:p>
      <text:p text:style-name="P29">Ein Beispiel:</text:p>
      <text:p text:style-name="P9"><text:span text:style-name="T10"><text:tab/>$this-&gt;</text:span><text:span text:style-name="T25">mapping2</text:span><text:span text:style-name="T10">[</text:span><text:span text:style-name="T25">"</text:span><text:span text:style-name="T26">app</text:span><text:span text:style-name="T25">"</text:span><text:span text:style-name="T10">][</text:span><text:span text:style-name="T25">"home"</text:span><text:span text:style-name="T10">] = </text:span><text:span text:style-name="T32">new </text:span><text:span text:style-name="T10">LinkProperty(</text:span><text:span text:style-name="T25">"/</text:span><text:span text:style-name="T26">app</text:span><text:span text:style-name="T25">/</text:span><text:span text:style-name="T27">start</text:span><text:span text:style-name="T25">"</text:span><text:span text:style-name="T10">, </text:span><text:span text:style-name="T32">true</text:span><text:span text:style-name="T10">);</text:span></text:p>
      <text:p text:style-name="P19"><text:span text:style-name="T10"><text:tab/>$this-&gt;</text:span><text:span text:style-name="T25">mapping3</text:span><text:span text:style-name="T10">[</text:span><text:span text:style-name="T25">"</text:span><text:span text:style-name="T26">app</text:span><text:span text:style-name="T25">"</text:span><text:span text:style-name="T10">][</text:span><text:span text:style-name="T25">"ajaxep"</text:span><text:span text:style-name="T10">][</text:span><text:span text:style-name="T25">"user"</text:span><text:span text:style-name="T10">] = </text:span><text:span text:style-name="T32">new </text:span><text:span text:style-name="T10">LinkProperty(</text:span><text:span text:style-name="T25">"/</text:span><text:span text:style-name="T26">app</text:span><text:span text:style-name="T25">/ajaxep/</text:span><text:span text:style-name="T27">benutzer</text:span><text:span text:style-name="T25">"</text:span><text:span text:style-name="T10">, </text:span><text:span text:style-name="T32">false</text:span><text:span text:style-name="T10">);</text:span></text:p>
      <text:p text:style-name="P29"/>
      <text:p text:style-name="P29">Das mapping2 Array definiert alle Links der ersten Ebene, also solche, die direkt Controller ansteuern. Das mapping3 Array ist für alle dreiteiligen (/1/2/3) URLs zuständig.</text:p>
      <text:p text:style-name="P29">Der zweite Parameter des LinkProperty Konstruktors definiert, ob der Link mit in die Sitemap aufgenommen werden soll, oder nicht. <text:span text:style-name="T34">Um selbige in einem Controller auszugeben, genügt folgende Zeile:</text:span></text:p>
      <text:p text:style-name="P10"><text:span text:style-name="T11"><text:tab/>$</text:span><text:span text:style-name="T12">this-&gt;binary_response(</text:span><text:span text:style-name="T11">ApplicationMapper::</text:span><text:span text:style-name="T13">get_instance</text:span><text:span text:style-name="T11">()-&gt;get_sitemap(), </text:span><text:span text:style-name="T15">MIME_TYPE_HTML</text:span><text:span text:style-name="T12">)</text:span><text:span text:style-name="T11">;</text:span></text:p>
      <text:p text:style-name="P29"/>
      <text:p text:style-name="P30">Dem aufmerksamen Leser wird bereits aufgefallen sein, dass im Beispiel die Schlüssel der Arrays nicht komplett identisch zu den URLs in den LinkProperties sind. Auf diese <text:span text:style-name="T61">W</text:span>eise lassen sich leicht Änderungen an den URLs der Anwendung machen, ohne dass man alle Stellen umprogrammieren muss, die mit dem Wert arbeiten. Innerhalb der Anwendung wird beim zweiten Beispiel <text:span text:style-name="T35">die action Variable im Controller den Wert „ajaxep“ und der param0 den wert „user“ haben, obwohl die <text:s/>Anwendung mit der URL </text:span></text:p>
      <text:p text:style-name="P37"><text:span text:style-name="T35"><text:tab/></text:span><text:span text:style-name="T16">BASE_URL . </text:span><text:span text:style-name="T28">"/app/ajaxep/benutzer"</text:span></text:p>
      <text:p text:style-name="P31">gestartet wurde. Diese SEO-Optimierungen lassen sich nur <text:span text:style-name="T36">auf die beiden URL-Komponenten „action“ und „param0“ anwenden. Das ist üblicherweise vollkommen ausreichend, weil zur SEO-Optimierung zwar sprechende URLs gerne gesehen sind, aber keine sinnlos langen, bzw. tiefe Verschachtlungen. An diesem Punkt wird wieder eine der Maximen dieser Frameworks sichtbar: Was nicht unbedingt benötigt wird, bläht den Code nur sinnlos auf.</text:span></text:p>
      <text:h text:style-name="P59" text:outline-level="2"><text:bookmark-start text:name="__RefHeading__452_1919830153"/>Controller<text:bookmark-end text:name="__RefHeading__452_1919830153"/></text:h>
      <text:p text:style-name="P32"/>
      <text:h text:style-name="Heading_20_2" text:outline-level="2"><text:bookmark-start text:name="__RefHeading__1061_1919830153"/>Components<text:bookmark-end text:name="__RefHeading__1061_1919830153"/></text:h>
      <text:p text:style-name="P32"/>
      <text:h text:style-name="Heading_20_2" text:outline-level="2"><text:bookmark-start text:name="__RefHeading__454_1919830153"/>Templating<text:bookmark-end text:name="__RefHeading__454_1919830153"/></text:h>
      <text:h text:style-name="Heading_20_2" text:outline-level="2"/>
      <text:h text:style-name="Heading_20_2" text:outline-level="2"><text:bookmark-start text:name="__RefHeading__456_1919830153"/>Linkerzeugung<text:bookmark-end text:name="__RefHeading__456_1919830153"/></text:h>
      <text:p text:style-name="Text_20_body"/>
      <text:h text:style-name="Heading_20_2" text:outline-level="2"><text:bookmark-start text:name="__RefHeading__524_1919830153"/><text:soft-page-break/>Umleitungen<text:bookmark-end text:name="__RefHeading__524_1919830153"/></text:h>
      <text:p text:style-name="Text_20_body"/>
      <text:h text:style-name="Heading_20_2" text:outline-level="2"><text:bookmark-start text:name="__RefHeading__458_1919830153"/>Components<text:bookmark-end text:name="__RefHeading__458_1919830153"/></text:h>
      <text:p text:style-name="Text_20_body"/>
      <text:h text:style-name="Heading_20_2" text:outline-level="2"><text:bookmark-start text:name="__RefHeading__462_1919830153"/>ORM<text:bookmark-end text:name="__RefHeading__462_1919830153"/></text:h>
      <text:p text:style-name="P39">Bei ORMs gibt es zwei Herangehensweisen, wie die Zusammenarbeit mit der Datenbank bzw. ihre Erstellung von statten geht. Bei Laravel z.B. wird die Struktur der Datenbank vom ORM verwaltet. LibCMVC geht den anderen Weg, wie er z.B auch vom YII Framework beschritten wird: Das ORM „lernt“ von der Datenbank selber die Struktur. Beide Herangehensweisen haben ihre Vor- und Nachteile, letztere spielt aber besser <text:span text:style-name="T45">mit der Anforderung zusammen, mit so wenig Code wie möglich zum Ziel zu kommen.</text:span></text:p>
      <text:p text:style-name="P40">Es wird empfohlen, Die Datenbankstruktur in der MySQL Workbench oder einem vergleichbaren Programm zu erstellen. Die Workbench bietet den voreilt, dass man das Datenbankschema grafisch erstellen kann und mit wenigen Klicks die Änderungen auch in bestehende, bereits mit Daten gefüllte Datenbanken, einbringen kann. So hat man Migrationen von unterschiedlichen Datenbankschema-Versionen unter manueller Kontrolle und den Vorteil, dass man immer eine übersichtliche Grafik des Datenbankschemas beim programmieren zur Hand hat.</text:p>
      <text:p text:style-name="P40">Gerade Einsteigern kommt diese Herangehensweise zu gute, da sie nicht erst lernen müssen, wie sie die Datenbank auf dem Umweg über das Framework unter ihre Kontrolle bringen. Statt dessen wird die Datenbank mit ihrer eigenen IDE entworfen und die Anwendung mit der PHP-IDE der Wahl.</text:p>
      <text:p text:style-name="P41">Um sich in den Controllern und Components zusätzliche Methodenaufrufe zu sparen, die festlegen, auf welcher Tabelle ein DbObject arbeiten soll, wird empfohlen, zu jeder Tabelle bzw. View der Datenbank eine PHP-Klasse gleichen Namens zu erstellen. Existiert z.B. eine Tabelle namens „user“, legt man folgende Klasse in /application/dba an:</text:p>
      <text:p text:style-name="P12"><text:span text:style-name="T37"><text:tab/>&lt;?php</text:span></text:p>
      <text:p text:style-name="P18"><text:span text:style-name="T32"><text:tab/>if </text:span><text:span text:style-name="T10">(file_exists(</text:span><text:span text:style-name="T25">'../../include/libcompactmvc.php'</text:span><text:span text:style-name="T10">))</text:span></text:p>
      <text:p text:style-name="P18"><text:span text:style-name="T10"><text:tab/><text:tab/></text:span><text:span text:style-name="T32">include_once </text:span><text:span text:style-name="T10">(</text:span><text:span text:style-name="T25">'../../include/libcompactmvc.php'</text:span><text:span text:style-name="T10">);</text:span></text:p>
      <text:p text:style-name="P18"><text:span text:style-name="T10"><text:tab/>LIBCOMPACTMVC_ENTRY;</text:span></text:p>
      <text:p text:style-name="P20"><text:tab/></text:p>
      <text:p text:style-name="P18"><text:span text:style-name="T49"><text:tab/>/**</text:span></text:p>
      <text:p text:style-name="P18"><text:span text:style-name="T49"><text:tab/> * user.php</text:span></text:p>
      <text:p text:style-name="P18"><text:span text:style-name="T49"><text:tab/> *</text:span></text:p>
      <text:p text:style-name="P18"><text:span text:style-name="T49"><text:tab/> * </text:span><text:span text:style-name="T50">@author</text:span><text:span text:style-name="T49"> Botho Hohbaum &lt;bhohbaum@googlemail.com&gt;</text:span></text:p>
      <text:p text:style-name="P18"><text:span text:style-name="T49"><text:tab/> * </text:span><text:span text:style-name="T50">@package</text:span><text:span text:style-name="T49"> Siemens CMS</text:span></text:p>
      <text:p text:style-name="P18"><text:span text:style-name="T49"><text:tab/> * </text:span><text:span text:style-name="T50">@copyright</text:span><text:span text:style-name="T49"> Copyright (c) Media Impression Unit 08</text:span></text:p>
      <text:p text:style-name="P18"><text:span text:style-name="T49"><text:tab/> * </text:span><text:span text:style-name="T50">@license</text:span><text:span text:style-name="T49"> BSD License (see LICENSE file in root directory)</text:span></text:p>
      <text:p text:style-name="P18"><text:span text:style-name="T49"><text:tab/> * </text:span><text:span text:style-name="T50">@link</text:span><text:span text:style-name="T49"> http://www.miu08.de</text:span></text:p>
      <text:p text:style-name="P18"><text:span text:style-name="T49"><text:tab/> */</text:span></text:p>
      <text:p text:style-name="P12"><text:span text:style-name="T32"><text:tab/>class </text:span><text:span text:style-name="T10">user </text:span><text:span text:style-name="T32">extends </text:span><text:span text:style-name="T10">DbObject {</text:span></text:p>
      <text:p text:style-name="P20"><text:tab/></text:p>
      <text:p text:style-name="P18"><text:span text:style-name="T10"><text:tab/><text:tab/></text:span><text:span text:style-name="T46">protected </text:span><text:span text:style-name="T32">function </text:span><text:span text:style-name="T10">init() {</text:span></text:p>
      <text:p text:style-name="P18"><text:span text:style-name="T10"><text:tab/><text:tab/><text:tab/>DLOG();</text:span></text:p>
      <text:p text:style-name="P18"><text:span text:style-name="T10"><text:tab/><text:tab/><text:tab/></text:span><text:span text:style-name="T32">parent</text:span><text:span text:style-name="T10">::</text:span><text:span text:style-name="T14">init</text:span><text:span text:style-name="T10">();</text:span></text:p>
      <text:p text:style-name="P18"><text:span text:style-name="T10"><text:tab/><text:tab/><text:tab/>$this-&gt;table(TBL_USER);</text:span></text:p>
      <text:p text:style-name="P18"><text:span text:style-name="T10"><text:tab/><text:tab/>}</text:span></text:p>
      <text:p text:style-name="P20"><text:tab/></text:p>
      <text:p text:style-name="P18"><text:span text:style-name="T10"><text:tab/>}</text:span></text:p>
      <text:p text:style-name="P41"/>
      <text:p text:style-name="P41"><text:span text:style-name="T51">Die Datei beginnt mit dem üblichen Dateiheader (</text:span><text:span text:style-name="T51"><text:bookmark-ref text:reference-format="text" text:ref-name="__RefHeading__496_1919830153">Dateiheader und -footer</text:bookmark-ref></text:span><text:span text:style-name="T51">). </text:span>Die beiden Zeilen <text:soft-page-break/>DLOG(); und der Aufruf der Parent-Methode sind generell üblich und <text:span text:style-name="T51">empfohlen</text:span> für alle zu schreibenden Methoden im LibCMVC Framework <text:span text:style-name="T47">(</text:span><text:span text:style-name="T47"><text:bookmark-ref text:reference-format="text" text:ref-name="__RefHeading__588_1919830153">Funktionsheader</text:bookmark-ref></text:span><text:span text:style-name="T47">)</text:span>.</text:p>
      <text:p text:style-name="P41">TBL_USER muss dann entsprechend in config.php definiert werden:</text:p>
      <text:p text:style-name="P17"><text:span text:style-name="T17"><text:tab/>define(</text:span><text:span text:style-name="T29">'TBL_USER'</text:span><text:span text:style-name="T17">, </text:span><text:span text:style-name="T29">'user'</text:span><text:span text:style-name="T17">);</text:span></text:p>
      <text:p text:style-name="P17"><text:span text:style-name="T17"/></text:p>
      <text:p text:style-name="P41">Tabellen haben im <text:span text:style-name="T48">D</text:span>efine das Präfix TBL_, Views bekommen TBLV_, das erleichtert das <text:span text:style-name="T48">A</text:span>rbeiten mit der Code-Completion.</text:p>
      <text:p text:style-name="P42">Neben der init() Methode gibt es noch zwei weitere Methoden:</text:p>
      <text:p text:style-name="P42">on_after_load()</text:p>
      <text:p text:style-name="P42"><text:tab/>Wird aufgerufen, nachdem der entsprechende Datensatz aus der Datenbank in das Objekt <text:tab/>geladen wurde. Hier kann zusätzliche Logik untergebracht werden, z.B. wenn gewisse <text:tab/>Felder abhängig von Informationen aus anderen Tabellen besondere Inhalte erhalten sollen.</text:p>
      <text:p text:style-name="P42">on_before_save()</text:p>
      <text:p text:style-name="P42"><text:tab/>Ist das Gegenstück zu on_after_load(): Sie wird als erstes ausgeführt wenn auf einem <text:tab/>DbObject die save() Methode ausgeführt wird, bevor der Inhalt des Objekes in die <text:tab/><text:tab/>Datenbank gespeichert wird.</text:p>
      <text:h text:style-name="Heading_20_3" text:outline-level="3"><text:bookmark-start text:name="__RefHeading__991_1919830153"/>Datenbankschema<text:bookmark-end text:name="__RefHeading__991_1919830153"/></text:h>
      <text:p text:style-name="P47">WICHTIG!!!</text:p>
      <text:p text:style-name="P47">Damit das ORM Datensätze eindeutig identifizieren kann, ist es wichtig, dass in der Datenbank keine zusammengesetzten Primärschlüssel existieren und jede Tabelle muss einen Primärschlüssel haben. Dies gilt vor allem beim Erstellen von Verbindungstabellen bei n:m Beziehungen. Diese erhalten per default einen zusammengesetzten Primärschlüssel aus den beiden Fremdschlüsseln. Diesen Tabellen muss ein <text:span text:style-name="T57">a</text:span>utoincrement-Feld als Primärschlüssel hinzugefügt werden, der UNIQUE-Index auf den beiden anderen Spalten sollte natürlich bestehen bleiben.</text:p>
      <text:h text:style-name="Heading_20_3" text:outline-level="3"><text:bookmark-start text:name="__RefHeading__830_1919830153"/>Arbeiten im Controller mit dem ORM<text:bookmark-end text:name="__RefHeading__830_1919830153"/></text:h>
      <text:p text:style-name="P42">Im Controller <text:span text:style-name="T52">unterscheiden sich zwei grundlegende Formen des Zugriffes auf das ORM. Sie unterscheiden sich durch die Antwort auf die Frage: Brauche ich einen einzelnen Datensatz, oder mehrere (ein Array)?</text:span></text:p>
      <text:p text:style-name="P43">Um einen einzelnen Datensatz aus der Datenbank zu laden, instanziert man ein Objekt der entsprechenden Klasse und übergibt der by() Methode ein Array mit den benötigten Constraints:</text:p>
      <text:p text:style-name="P13"><text:span text:style-name="T10"><text:tab/>$user = </text:span><text:span text:style-name="T32">new </text:span><text:span text:style-name="T10">user();</text:span></text:p>
      <text:p text:style-name="P18"><text:span text:style-name="T10"><text:tab/>$user-&gt;by(</text:span><text:span text:style-name="T32">array</text:span><text:span text:style-name="T10">(</text:span></text:p>
      <text:p text:style-name="P18"><text:span text:style-name="T10"><text:tab/><text:tab/></text:span><text:span text:style-name="T25">"name" </text:span><text:span text:style-name="T10">=&gt; $this-&gt;</text:span><text:span text:style-name="T25">user</text:span></text:p>
      <text:p text:style-name="P18"><text:span text:style-name="T10"><text:tab/>));</text:span></text:p>
      <text:p text:style-name="P18"><text:span text:style-name="T10"/></text:p>
      <text:p text:style-name="P43">In obigem Beispiel <text:span text:style-name="T53">wird ein user Datensatz geladen, dessen Feld „name“ gleich dem inhalt der variable „user“ ist, welche im Request gesendet wurde. Alle Elemente des Constraint Arrays werden mit AND verknüpft.</text:span></text:p>
      <text:p text:style-name="P44">Es ist darauf zu achten, dass durch das Constraint auch wirklich nur ein Datensatz geladen wird, <text:span text:style-name="T54">andernfalls wird eine MultipeResultsException geworfen.</text:span></text:p>
      <text:p text:style-name="P45"><text:soft-page-break/>Wenn man mehrere Datensätze aus einer Tabelle laden muss, muss man die by() Methode von DbAccess benutzen. Im Controller erhält man eine Referenz zu DBA_DEFAUL_CLASS (definiert in <text:bookmark-ref text:reference-format="text" text:ref-name="__RefHeading__518_1919830153">config.php</text:bookmark-ref>) über die methode $this-&gt;get_db(). Folgender Aufruf lädt alle Datensätze aus der user Tabelle:</text:p>
      <text:p text:style-name="P15"><text:span text:style-name="T18"><text:tab/></text:span><text:span text:style-name="T15">$users = $this-&gt;get_db()-&gt;by(TBL_USER, </text:span><text:span text:style-name="T33">array</text:span><text:span text:style-name="T15">());</text:span></text:p>
      <text:p text:style-name="P14"/>
      <text:p text:style-name="P45">Als Ergebnis herhält man ein Array aus user-Objekten. Hat man keine Klasse mit gleichem Namen wie die Tabelle angelegt, erhält man ein generisch typisiertes Array aus DbObject Objekten.</text:p>
      <text:h text:style-name="Heading_20_3" text:outline-level="3"><text:bookmark-start text:name="__RefHeading__832_1919830153"/>Automatische Fremdschlüssel-Auflösung<text:bookmark-end text:name="__RefHeading__832_1919830153"/></text:h>
      <text:p text:style-name="P46">Fremdschlüsselfelder werden beim lesenden Zugriff automatisch zum referenzierten Datensatz aufgelöst. Angenommen die user-Tabelle hat einen Fremdschlüssel namens „type_id“ auf eine Tabelle namens „type“ und man hat das user-Objekt bereits geladen, kann man direkt auf die Felder des type Objektes zugreifen (in diesem Beispiel auf das Feld „type.name“):</text:p>
      <text:p text:style-name="P25"><text:span text:style-name="T55"><text:tab/></text:span><text:span text:style-name="T15">$user-&gt;type_id-&gt;name</text:span></text:p>
      <text:p text:style-name="P46">Im schreibenden Zugriff enthält type_id die id, so wie sie in dem user-Datensatz in der Datenbank steht. Möchte man also den user-Datensatz modifizieren, dass er auf einen anderen type-Datensatz zeigt, muss dessen id zugewiesen werden:</text:p>
      <text:p text:style-name="P25"><text:span text:style-name="T55"><text:tab/></text:span><text:span text:style-name="T15">$user-&gt;</text:span><text:span text:style-name="T30">type_id</text:span><text:span text:style-name="T15"> = 19; <text:s/></text:span><text:span text:style-name="T56">// neue id</text:span></text:p>
      <text:h text:style-name="Heading_20_3" text:outline-level="3"><text:bookmark-start text:name="__RefHeading__993_1919830153"/>Datensätze speichern und löschen<text:bookmark-end text:name="__RefHeading__993_1919830153"/></text:h>
      <text:p text:style-name="P47">Jeder von DbObject abgeleitetes Objekt hat die beiden Methoden save() und delete() geerbt. Mit ihnen können am objekt vorgenommene Änderungen wieder in die Datenbank geschrieben, beziehungsweise der ganze Datensatz gelöscht werden.</text:p>
      <text:h text:style-name="Heading_20_3" text:outline-level="3"><text:bookmark-start text:name="__RefHeading__995_1919830153"/>Komplexere Custom-Queries<text:bookmark-end text:name="__RefHeading__995_1919830153"/></text:h>
      <text:p text:style-name="P48">Die bisher erwähnten Möglichkeiten mit der Datenbank zu arbeiten sind zwar recht minimalistisch, reichen aber für über 90% aller Anwendungsfälle. Manchmal braucht man es aber ein wenig komplexer. Für diesen Fall kann man entweder ein View erstellen, oder die Anwendung mit einer custom Query versehen. Die folgende Beispielfunktion würde man in der DBA_DEFAULT_CLASS (in <text:bookmark-ref text:reference-format="text" text:ref-name="__RefHeading__518_1919830153">config.php</text:bookmark-ref>) definieren:</text:p>
      <text:p text:style-name="P16"><text:span text:style-name="T10"><text:tab/></text:span><text:span text:style-name="T58">public </text:span><text:span text:style-name="T32">function </text:span><text:span text:style-name="T10">get_pol_datatype_by_name($name, $obj = </text:span><text:span text:style-name="T32">false</text:span><text:span text:style-name="T10">) {</text:span></text:p>
      <text:p text:style-name="P18"><text:span text:style-name="T10"><text:tab/><text:tab/>DLOG();</text:span></text:p>
      <text:p text:style-name="P18"><text:span text:style-name="T10"><text:tab/><text:tab/>$q = </text:span><text:span text:style-name="T25">"SELECT<text:tab/>*</text:span></text:p>
      <text:p text:style-name="P18"><text:span text:style-name="T25"><text:tab/><text:tab/><text:tab/>FROM<text:tab/></text:span><text:span text:style-name="T31">user</text:span></text:p>
      <text:p text:style-name="P18"><text:span text:style-name="T25"><text:tab/><text:tab/><text:tab/>WHERE<text:tab/>name LIKE '" </text:span><text:span text:style-name="T10">. $this-&gt;escape($name) . </text:span><text:span text:style-name="T25">"'"</text:span><text:span text:style-name="T10">;</text:span></text:p>
      <text:p text:style-name="P18"><text:span text:style-name="T10"><text:tab/><text:tab/></text:span><text:span text:style-name="T32">return </text:span><text:span text:style-name="T10">$this-&gt;run_query($q, </text:span><text:span text:style-name="T32">true</text:span><text:span text:style-name="T10">, $obj, </text:span><text:span text:style-name="T32">null</text:span><text:span text:style-name="T10">, TBL_</text:span><text:span text:style-name="T19">USER</text:span><text:span text:style-name="T10">);</text:span></text:p>
      <text:p text:style-name="P18"><text:span text:style-name="T10"><text:tab/>}</text:span></text:p>
      <text:p text:style-name="P26"/>
      <text:p text:style-name="P49">$this-&gt;escape() sollte beim Zusammenbauen des Query-Strings unbedingt zum Escapen von Benutzer-kontrolliertem Inhalt verwendet werden um SQL-Injections zu verhindern.</text:p>
      <text:p text:style-name="P50">$this-&gt;run_query() führt die Query aus und liefert das Ergebnis zurück. Die Parameter der Funktion sind in DbAccess genau erklärt.</text:p>
      <text:p text:style-name="P51">In den Controllern erhält man Zugriff auf die DBA_DEFAULT_CLASS und ihre Methoden über $this-&gt;get_db(). <text:span text:style-name="T60">Wird</text:span> <text:span text:style-name="T60">der Z</text:span>ugriff von anderen Klassen aus benötigt, <text:span text:style-name="T60">kann man sich das Objekt mit folgendem Aufruf holen:</text:span></text:p>
      <text:p text:style-name="P27"><text:soft-page-break/><text:span text:style-name="T59"><text:tab/></text:span><text:span text:style-name="T15">DbAccess::get_instance(DBA_DEFAULT_CLASS)</text:span></text:p>
      <text:p text:style-name="P51"/>
      <text:h text:style-name="P61" text:outline-level="2"><text:bookmark-start text:name="__RefHeading__1091_1919830153"/>Codekonventionen<text:bookmark-end text:name="__RefHeading__1091_1919830153"/></text:h>
      <text:h text:style-name="Heading_20_3" text:outline-level="3"><text:bookmark-start text:name="__RefHeading__496_1919830153"/>Dateiheader und -footer<text:bookmark-end text:name="__RefHeading__496_1919830153"/></text:h>
      <text:p text:style-name="P33">Jede Datei der Anwendung sollte folgenden Header haben:</text:p>
      <text:p text:style-name="P11"><text:span text:style-name="T37"><text:tab/>&lt;?php</text:span></text:p>
      <text:p text:style-name="P18"><text:span text:style-name="T32"><text:tab/>if </text:span><text:span text:style-name="T10">(file_exists(</text:span><text:span text:style-name="T25">'../../include/libcompactmvc.php'</text:span><text:span text:style-name="T10">))</text:span></text:p>
      <text:p text:style-name="P18"><text:span text:style-name="T10"><text:tab/><text:tab/></text:span><text:span text:style-name="T32">include_once </text:span><text:span text:style-name="T10">(</text:span><text:span text:style-name="T25">'../../include/libcompactmvc.php'</text:span><text:span text:style-name="T10">);</text:span></text:p>
      <text:p text:style-name="P18"><text:span text:style-name="T10"><text:tab/>LIBCOMPACTMVC_ENTRY;</text:span></text:p>
      <text:p text:style-name="P18"><text:span text:style-name="T10"/></text:p>
      <text:p text:style-name="P33">Dabei ist darauf zu achten, dass der Pfad zur libcompactmvc.php angepasst werden muss, sollte sich die Datei auf einer anderen Verzeichnisebene befinden.</text:p>
      <text:p text:style-name="P33">Dieser Header sorgt dafür, dass die Datei nicht direkt aufgerufen werden kann. Statt dessen wird folgende Meldung ausgegeben:</text:p>
      <text:p text:style-name="P34"><text:tab/>Invalid entry point</text:p>
      <text:p text:style-name="P35">Für den Footer jeder Datei wird empfohlen, vom schließenden PHP-Tag </text:p>
      <text:p text:style-name="P36"><text:span text:style-name="T39"><text:tab/></text:span><text:span text:style-name="T38">?&gt;</text:span></text:p>
      <text:p text:style-name="P35">abzusehen. <text:span text:style-name="T44">Es kann sonst sehr leicht passieren, dass versehentlich ein Whitespace dem schließenden Tag folgt. Dieses wird an jeden Output angehängt und kann so vor allem bei binärem Output zu Problemen führen.</text:span></text:p>
      <text:h text:style-name="Heading_20_3" text:outline-level="3"><text:bookmark-start text:name="__RefHeading__588_1919830153"/>Funktionsheader<text:bookmark-end text:name="__RefHeading__588_1919830153"/></text:h>
      <text:p text:style-name="P52">Zu Logging- und Debug-Zwecken wird empfohlen, bei allen neuen Methoden als erste Zeile ein</text:p>
      <text:p text:style-name="P28"><text:span text:style-name="T10"><text:tab/>DLOG();</text:span></text:p>
      <text:p text:style-name="P53"><text:span text:style-name="T20">einzufügen. In der zweiten Zeile darunter sollte zunächst die überschriebene parent-Methode aufgerufen werden. Manchmal, in sehr seltenen Fällen, ist es sinnvoll die parent-Methode nur optional auszuführen, in den meisten Fällen </text:span><text:span text:style-name="T22">wird jedoch empfohlen</text:span><text:span text:style-name="T20"> dies einfach in allen Fällen gleich zu implementieren. Übergeordnete Klassen verlassen sich normalerweise darauf, </text:span><text:span text:style-name="T21">dass die Methoden, die sie implementieren, auch aufgerufen werden.</text:span></text:p>
      <text:h text:style-name="Heading_20_2" text:outline-level="2"><text:bookmark-start text:name="__RefHeading__498_1919830153"/>CLI<text:bookmark-end text:name="__RefHeading__498_1919830153"/></text:h>
      <text:p text:style-name="Text_20_body"/>
      <text:h text:style-name="P60" text:outline-level="2"><text:bookmark-start text:name="__RefHeading__518_1919830153"/>config.php<text:bookmark-end text:name="__RefHeading__518_1919830153"/></text:h>
      <text:p text:style-name="P38"/>
      <text:h text:style-name="P60" text:outline-level="2"/>
      <text:p text:style-name="Text_20_body"/>
      <text:h text:style-name="P54" text:outline-level="1"><text:bookmark-start text:name="__RefHeading__77_31712199"/>Library <text:span text:style-name="T2">Komponenten</text:span><text:bookmark-end text:name="__RefHeading__77_31712199"/></text:h>
      <text:h text:style-name="P56" text:outline-level="2"><text:bookmark-start text:name="__RefHeading__79_31712199"/>ApplePushNotification<text:bookmark-end text:name="__RefHeading__79_31712199"/></text:h>
      <text:p text:style-name="P3">Zum versenden von Apple-Push-Notifications.</text:p>
      <text:h text:style-name="P57" text:outline-level="2"><text:bookmark-start text:name="__RefHeading__81_31712199"/>CachedH<text:span text:style-name="T3">ttp</text:span>Request<text:bookmark-end text:name="__RefHeading__81_31712199"/></text:h>
      <text:p text:style-name="P3">Ein cachender HTTP Client. Als Cache wird Redis verwendet.</text:p>
      <text:h text:style-name="Heading_20_2" text:outline-level="2"><text:bookmark-start text:name="__RefHeading__83_31712199"/>Captcha<text:bookmark-end text:name="__RefHeading__83_31712199"/></text:h>
      <text:p text:style-name="P3">Klasse zum einfachen erstellen von einfachen Captchas.</text:p>
      <text:h text:style-name="Heading_20_2" text:outline-level="2"><text:bookmark-start text:name="__RefHeading__85_31712199"/>CenterMap<text:bookmark-end text:name="__RefHeading__85_31712199"/></text:h>
      <text:p text:style-name="P4">Dieser Klasse kann man eine Reihe von Map-Marker-Positionen übergeben und kriegt als Ergebnis den Mittelpunkt der Karte und die benötigte Zoomstufe, um alle Marker mit GoogleMaps darstellen zu können.</text:p>
      <text:h text:style-name="Heading_20_2" text:outline-level="2"><text:bookmark-start text:name="__RefHeading__87_31712199"/>CephAdapter<text:bookmark-end text:name="__RefHeading__87_31712199"/></text:h>
      <text:p text:style-name="P4">Eine Klasse zum arbeiten mit einem Ceph SAN. Siehe <text:a xlink:type="simple" xlink:href="http://docs.ceph.com/docs/master/radosgw" text:style-name="Internet_20_link" text:visited-style-name="Visited_20_Internet_20_Link">http://docs.ceph.com/docs/master/radosgw</text:a>.</text:p>
      <text:p text:style-name="P4">Der CephAdapter benötigt die Rados PHP-Extension. Er kann benutzt werden wie jede herkömmliche Cloud-Object-Storage.</text:p>
      <text:h text:style-name="Heading_20_2" text:outline-level="2"><text:bookmark-start text:name="__RefHeading__89_31712199"/>FIFOBuffer<text:bookmark-end text:name="__RefHeading__89_31712199"/></text:h>
      <text:p text:style-name="P5">Ein Redis-basierter FIFO Puffer. </text:p>
      <text:h text:style-name="Heading_20_2" text:outline-level="2"><text:bookmark-start text:name="__RefHeading__91_31712199"/>GoogleJWT<text:bookmark-end text:name="__RefHeading__91_31712199"/></text:h>
      <text:p text:style-name="P5">Eine Google-spezifische JSON-Web-Token Implementierung, zur Authentifizierung an den Google-APIs. Das zurückgegebene Token kann in darauf folgenden Anfragen an die Google APIs zur authentifizierung verwendet werden.</text:p>
      <text:h text:style-name="Heading_20_2" text:outline-level="2"><text:bookmark-start text:name="__RefHeading__93_31712199"/>HTMLMail<text:bookmark-end text:name="__RefHeading__93_31712199"/></text:h>
      <text:p text:style-name="P3">Komponente zum versenden von Text- und/oder HTML-Mails.</text:p>
      <text:h text:style-name="P58" text:outline-level="2"><text:bookmark-start text:name="__RefHeading__206_1919830153"/>MapRadius<text:bookmark-end text:name="__RefHeading__206_1919830153"/></text:h>
      <text:p text:style-name="P6">Berechnet die Entfernung zwischen zwei punkten auf dem Globus. Die Punkte werden mit Längen- und Breitengraden angegeben. Die Entfernung kann in Kilometern, Meilen und nautischen Meilen ausgegeben werden.</text:p>
      <text:h text:style-name="P58" text:outline-level="2"><text:bookmark-start text:name="__RefHeading__208_1919830153"/>MapCluster<text:bookmark-end text:name="__RefHeading__208_1919830153"/></text:h>
      <text:p text:style-name="P6">Berechnet Clusterbildung von Markern auf einer Karte. MapMarker und MapClusterMarker gehören mit zu dieser funktion.</text:p>
      <text:h text:style-name="P58" text:outline-level="2"><text:bookmark-start text:name="__RefHeading__210_1919830153"/><text:soft-page-break/>MultiExtender<text:bookmark-end text:name="__RefHeading__210_1919830153"/></text:h>
      <text:p text:style-name="P6">Diese Klasse ermöglicht Mehrfachvererbung in PHP. Von ihrer Benutzung ist eher abzuraten.</text:p>
      <text:h text:style-name="Heading_20_2" text:outline-level="2"><text:bookmark-start text:name="__RefHeading__212_1919830153"/>Mutex<text:bookmark-end text:name="__RefHeading__212_1919830153"/></text:h>
      <text:p text:style-name="P7">Eine Redis-basierte Mutex-Implementierung.</text:p>
      <text:h text:style-name="Heading_20_2" text:outline-level="2"><text:bookmark-start text:name="__RefHeading__214_1919830153"/>simple_html_dom<text:bookmark-end text:name="__RefHeading__214_1919830153"/></text:h>
      <text:p text:style-name="P7">Ein einfacher HTML DOM Parser/Generator.</text:p>
      <text:h text:style-name="Heading_20_2" text:outline-level="2"><text:bookmark-start text:name="__RefHeading__216_1919830153"/>Singleton<text:bookmark-end text:name="__RefHeading__216_1919830153"/></text:h>
      <text:p text:style-name="P7">Abstrakte Klasse zum implementieren von Singletons. Um einen konkreten Singleton zu implementieren, muss eine Klasse von Singleton ableiten.</text:p>
      <text:h text:style-name="Heading_20_2" text:outline-level="2"><text:bookmark-start text:name="__RefHeading__218_1919830153"/>SMTP<text:bookmark-end text:name="__RefHeading__218_1919830153"/></text:h>
      <text:p text:style-name="P7">Eine einfache SMTP implementierung. Wird von HTMLMail verwendet.</text:p>
      <text:h text:style-name="Heading_20_2" text:outline-level="2"><text:bookmark-start text:name="__RefHeading__220_1919830153"/>Socket<text:bookmark-end text:name="__RefHeading__220_1919830153"/></text:h>
      <text:p text:style-name="P7">Eine TCP-Socket implementierung. Wird von SMTP verwendet.</text:p>
      <text:h text:style-name="Heading_20_2" text:outline-level="2"><text:bookmark-start text:name="__RefHeading__222_1919830153"/>Upload<text:bookmark-end text:name="__RefHeading__222_1919830153"/></text:h>
      <text:p text:style-name="P7">Eine Klasse zum einfachen Umgang mit Datei-Upoads.</text:p>
      <text:h text:style-name="Heading_20_2" text:outline-level="2"><text:bookmark-start text:name="__RefHeading__224_1919830153"/>UTF8<text:bookmark-end text:name="__RefHeading__224_1919830153"/></text:h>
      <text:p text:style-name="P7">Diese Klasse bietet die gleiche funktionalität wie die beiden PHP-Funktionen uf8_encode() und utf8_decode(). Es wird aber zusätzlich überprüft, ob bereits UTF8 vorliegt, oder nicht. Somit ist kein doppeltes encoden/decoden möglich, wie die standard PHP-Funktionen es machen würden.</text:p>
      <text:h text:style-name="Heading_20_2" text:outline-level="2"><text:bookmark-start text:name="__RefHeading__226_1919830153"/>UUID<text:bookmark-end text:name="__RefHeading__226_1919830153"/></text:h>
      <text:p text:style-name="P7">Ein UUID Generator/Validator. Es können UUIDs der Versionen 2, 3 und 4 erstellt werden.</text:p>
      <text:h text:style-name="Heading_20_2" text:outline-level="2"><text:bookmark-start text:name="__RefHeading__228_1919830153"/>Validator<text:bookmark-end text:name="__RefHeading__228_1919830153"/></text:h>
      <text:p text:style-name="P7">Eine Klasse zum validieren von Strings.</text:p>
      <text:h text:style-name="Heading_20_2" text:outline-level="2"><text:bookmark-start text:name="__RefHeading__230_1919830153"/>WSAdapter<text:bookmark-end text:name="__RefHeading__230_1919830153"/></text:h>
      <text:p text:style-name="P21">Eine Klasse zur Kommunikation mit <text:span text:style-name="T4">dem zugehörigen</text:span> Websocket Server (<text:a xlink:type="simple" xlink:href="https://github.com/bhohbaum/lcmvc-websocket" text:style-name="Internet_20_link" text:visited-style-name="Visited_20_Internet_20_Link"><text:span text:style-name="T4">https://github.com/bhohbaum/lcmvc-websocket</text:span></text:a>). <text:span text:style-name="T4">Dieser kann verwendet werden, um bidirektionale Kommunikation zwischen Server und Client zu ermöglichen. Das Gegenstück hierzu bildet $ws (in /assets/js/ajax.js).</text:span></text:p>
      <text:h text:style-name="Heading_20_2" text:outline-level="2"><text:bookmark-start text:name="__RefHeading__232_1919830153"/>XmlToJson<text:bookmark-end text:name="__RefHeading__232_1919830153"/></text:h>
      <text:p text:style-name="P8">Ein einacher XML → JSON Konverter, basiert auf simple_html_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Index"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tho Hohbaum</meta:initial-creator>
    <meta:creation-date>2017-02-16T14:06:10.428782499</meta:creation-date>
    <dc:date>2017-02-28T09:32:49.125486424</dc:date>
    <meta:editing-duration>P1DT11H34M21S</meta:editing-duration>
    <meta:editing-cycles>52</meta:editing-cycles>
    <meta:generator>LibreOffice/4.3.3.2$Linux_X86_64 LibreOffice_project/430m0$Build-2</meta:generator>
    <meta:document-statistic meta:table-count="0" meta:image-count="0" meta:object-count="0" meta:page-count="11" meta:paragraph-count="220" meta:word-count="2254" meta:character-count="16814" meta:non-whitespace-character-count="14676"/>
  </office:meta>
</office:document-meta>
</file>